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8" office:value-type="string" calcext:value-type="string">
            <text:p>files on side TODO: ui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mmander: need show more when scroll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toggle comments, sometimes strange behaviou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find 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py line, duplicate line, cut line without selec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app icon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hocolate theme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ide menus like welcome help abo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mart hom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tatus bar/notify message(i.e. file saved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highlight selectio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 (change theme, change sourceview style)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more than one window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open file/s from command line arg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8" office:value-type="string" calcext:value-type="string">
            <text:p>Fix: Ctrl+z on freshly open file erase!!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Files tree vi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arch in dire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k file with blue color when click one more click if selec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range files in side (drag / drop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utput plugin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ottom pan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ode snippe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bstract way to communicate with other plugin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ind and replace on selected are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anager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uttons' hover show x + -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string" calcext:value-type="string">
            <text:p>top margin in sourceview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croll the text by pressing CTRL+Arrow-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rovide "diff" option to highlight any changes when closing</text:p>
            <text:p> an unsaved document</text:p>
            <text:p>https://gitlab.gnome.org/GNOME/gedit/issues/189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4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00:32:22.039749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3-01T00:32:49.313684287</dc:date>
    <meta:editing-duration>PT6H21M29S</meta:editing-duration>
    <meta:editing-cycles>130</meta:editing-cycles>
    <meta:generator>LibreOffice/6.4.1.1$Linux_X86_64 LibreOffice_project/40$Build-1</meta:generator>
    <meta:document-statistic meta:table-count="1" meta:cell-count="113" meta:object-count="0"/>
  </office:meta>
</office:document-meta>
</file>